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48a8fe73ebe283ea91b1ff83822f4e91" style:family="table-column">
      <style:table-column-properties fo:break-before="auto" style:use-optimal-column-width="false" style:column-width="6cm"/>
    </style:style>
    <style:style style:name="odsStyleTableColumn-2227fb018fd95a1c175e4755587b55f0" style:family="table-column">
      <style:table-column-properties fo:break-before="auto" style:use-optimal-column-width="false" style:column-width="5cm"/>
    </style:style>
    <style:style style:name="odsStyleTableColumn-7291466e9096d9c9040c79ed674ebcc6" style:family="table-column">
      <style:table-column-properties fo:break-before="auto" style:use-optimal-column-width="false" style:column-width="3cm"/>
    </style:style>
    <style:style style:name="odsStyleTableCell-3c2247ca41057fdc76993500c38b0f32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2bc86232143bb39e1264ab4ff9c5c3ec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6f13d7f4b908556a92446295f9e87b15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7e2acf07eb9032535d08cb9629992652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af41afbc33636805f27605af3dbecef6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b049d29db3c694a4c31cf09f3cfe20fb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48a8fe73ebe283ea91b1ff83822f4e91" table:default-cell-style-name="Default"/>
        <table:table-column table:style-name="odsStyleTableColumn-2227fb018fd95a1c175e4755587b55f0" table:default-cell-style-name="Default"/>
        <table:table-column table:style-name="odsStyleTableColumn-7291466e9096d9c9040c79ed674ebcc6" table:default-cell-style-name="Default"/>
        <table:table-column table:style-name="odsStyleTableColumn-7291466e9096d9c9040c79ed674ebcc6" table:default-cell-style-name="Default"/>
        <table:table-column table:style-name="odsStyleTableColumn-7291466e9096d9c9040c79ed674ebcc6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3c2247ca41057fdc76993500c38b0f32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2bc86232143bb39e1264ab4ff9c5c3ec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2bc86232143bb39e1264ab4ff9c5c3ec" table:number-columns-spanned="5" table:number-rows-spanned="1" office:value-type="string">
            <text:p>TABLA No. 48-24</text:p>
          </table:table-cell>
          <table:covered-table-cell table:number-columns-repeated="4"/>
        </table:table-row>
        <table:table-row table:style-name="ro1">
          <table:table-cell table:style-name="odsStyleTableCell-2bc86232143bb39e1264ab4ff9c5c3ec" table:number-columns-spanned="5" table:number-rows-spanned="1" office:value-type="string">
            <text:p>TABLA DE COTIZACIONES DEL 12 DE MARZO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2bc86232143bb39e1264ab4ff9c5c3ec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6f13d7f4b908556a92446295f9e87b15" office:value-type="string">
            <text:p>PAIS</text:p>
          </table:table-cell>
          <table:table-cell table:style-name="odsStyleTableCell-6f13d7f4b908556a92446295f9e87b15" office:value-type="string">
            <text:p>UNIDAD MONETARIA</text:p>
          </table:table-cell>
          <table:table-cell table:style-name="odsStyleTableCell-6f13d7f4b908556a92446295f9e87b15" office:value-type="string">
            <text:p>MONEDA</text:p>
          </table:table-cell>
          <table:table-cell table:style-name="odsStyleTableCell-6f13d7f4b908556a92446295f9e87b15" office:value-type="string">
            <text:p>TIPO DE CAMBIO EN Bs POR UNIDAD DE MONEDA EXTRANJERA</text:p>
          </table:table-cell>
          <table:table-cell table:style-name="odsStyleTableCell-6f13d7f4b908556a92446295f9e87b15" office:value-type="string">
            <text:p>TIPO DE CAMBIO EN M.E.</text:p>
          </table:table-cell>
        </table:table-row>
        <table:table-row table:style-name="ro1">
          <table:table-cell table:style-name="odsStyleTableCell-7e2acf07eb9032535d08cb9629992652" office:value-type="string">
            <text:p>ESTADOS UNIDOS</text:p>
          </table:table-cell>
          <table:table-cell table:style-name="odsStyleTableCell-7e2acf07eb9032535d08cb9629992652" office:value-type="string">
            <text:p>DOLAR VENTA</text:p>
          </table:table-cell>
          <table:table-cell table:style-name="odsStyleTableCell-7e2acf07eb9032535d08cb9629992652" office:value-type="string">
            <text:p>USD.VENTA</text:p>
          </table:table-cell>
          <table:table-cell table:style-name="odsStyleTableCell-af41afbc33636805f27605af3dbecef6" office:value-type="string">
            <text:p>6.96000</text:p>
          </table:table-cell>
          <table:table-cell table:style-name="odsStyleTableCell-af41afbc33636805f27605af3dbecef6" office:value-type="string">
            <text:p/>
          </table:table-cell>
        </table:table-row>
        <table:table-row table:style-name="ro1">
          <table:table-cell table:style-name="odsStyleTableCell-7e2acf07eb9032535d08cb9629992652" office:value-type="string">
            <text:p>ESTADOS UNIDOS</text:p>
          </table:table-cell>
          <table:table-cell table:style-name="odsStyleTableCell-7e2acf07eb9032535d08cb9629992652" office:value-type="string">
            <text:p>DOLAR COMPRA</text:p>
          </table:table-cell>
          <table:table-cell table:style-name="odsStyleTableCell-7e2acf07eb9032535d08cb9629992652" office:value-type="string">
            <text:p>USD.COMPRA</text:p>
          </table:table-cell>
          <table:table-cell table:style-name="odsStyleTableCell-af41afbc33636805f27605af3dbecef6" office:value-type="string">
            <text:p>6.86000</text:p>
          </table:table-cell>
          <table:table-cell table:style-name="odsStyleTableCell-af41afbc33636805f27605af3dbecef6" office:value-type="string">
            <text:p/>
          </table:table-cell>
        </table:table-row>
        <table:table-row table:style-name="ro1">
          <table:table-cell table:style-name="odsStyleTableCell-7e2acf07eb9032535d08cb9629992652" office:value-type="string">
            <text:p>UNION EUROPEA</text:p>
          </table:table-cell>
          <table:table-cell table:style-name="odsStyleTableCell-7e2acf07eb9032535d08cb9629992652" office:value-type="string">
            <text:p>EURO</text:p>
          </table:table-cell>
          <table:table-cell table:style-name="odsStyleTableCell-7e2acf07eb9032535d08cb9629992652" office:value-type="string">
            <text:p>EUR</text:p>
          </table:table-cell>
          <table:table-cell table:style-name="odsStyleTableCell-af41afbc33636805f27605af3dbecef6" office:value-type="string">
            <text:p>7.49456</text:p>
          </table:table-cell>
          <table:table-cell table:style-name="odsStyleTableCell-af41afbc33636805f27605af3dbecef6" office:value-type="string">
            <text:p>0.91533</text:p>
          </table:table-cell>
        </table:table-row>
        <table:table-row table:style-name="ro1">
          <table:table-cell table:style-name="odsStyleTableCell-7e2acf07eb9032535d08cb9629992652" office:value-type="string">
            <text:p>JAPON</text:p>
          </table:table-cell>
          <table:table-cell table:style-name="odsStyleTableCell-7e2acf07eb9032535d08cb9629992652" office:value-type="string">
            <text:p>YEN</text:p>
          </table:table-cell>
          <table:table-cell table:style-name="odsStyleTableCell-7e2acf07eb9032535d08cb9629992652" office:value-type="string">
            <text:p>JPY</text:p>
          </table:table-cell>
          <table:table-cell table:style-name="odsStyleTableCell-af41afbc33636805f27605af3dbecef6" office:value-type="string">
            <text:p>0.04668</text:p>
          </table:table-cell>
          <table:table-cell table:style-name="odsStyleTableCell-af41afbc33636805f27605af3dbecef6" office:value-type="string">
            <text:p>146.95000</text:p>
          </table:table-cell>
        </table:table-row>
        <table:table-row table:style-name="ro1">
          <table:table-cell table:style-name="odsStyleTableCell-7e2acf07eb9032535d08cb9629992652" office:value-type="string">
            <text:p>ARABIA SAUDITA</text:p>
          </table:table-cell>
          <table:table-cell table:style-name="odsStyleTableCell-7e2acf07eb9032535d08cb9629992652" office:value-type="string">
            <text:p>RIYAL SAUDÍ</text:p>
          </table:table-cell>
          <table:table-cell table:style-name="odsStyleTableCell-7e2acf07eb9032535d08cb9629992652" office:value-type="string">
            <text:p>SAR</text:p>
          </table:table-cell>
          <table:table-cell table:style-name="odsStyleTableCell-af41afbc33636805f27605af3dbecef6" office:value-type="string">
            <text:p>1.82909</text:p>
          </table:table-cell>
          <table:table-cell table:style-name="odsStyleTableCell-af41afbc33636805f27605af3dbecef6" office:value-type="string">
            <text:p>3.75050</text:p>
          </table:table-cell>
        </table:table-row>
        <table:table-row table:style-name="ro1">
          <table:table-cell table:style-name="odsStyleTableCell-7e2acf07eb9032535d08cb9629992652" office:value-type="string">
            <text:p>ARGELIA</text:p>
          </table:table-cell>
          <table:table-cell table:style-name="odsStyleTableCell-7e2acf07eb9032535d08cb9629992652" office:value-type="string">
            <text:p>DINAR ARGELINO</text:p>
          </table:table-cell>
          <table:table-cell table:style-name="odsStyleTableCell-7e2acf07eb9032535d08cb9629992652" office:value-type="string">
            <text:p>DZD</text:p>
          </table:table-cell>
          <table:table-cell table:style-name="odsStyleTableCell-af41afbc33636805f27605af3dbecef6" office:value-type="string">
            <text:p>0.05105</text:p>
          </table:table-cell>
          <table:table-cell table:style-name="odsStyleTableCell-af41afbc33636805f27605af3dbecef6" office:value-type="string">
            <text:p>134.36950</text:p>
          </table:table-cell>
        </table:table-row>
        <table:table-row table:style-name="ro1">
          <table:table-cell table:style-name="odsStyleTableCell-7e2acf07eb9032535d08cb9629992652" office:value-type="string">
            <text:p>ARGENTINA</text:p>
          </table:table-cell>
          <table:table-cell table:style-name="odsStyleTableCell-7e2acf07eb9032535d08cb9629992652" office:value-type="string">
            <text:p>PESO</text:p>
          </table:table-cell>
          <table:table-cell table:style-name="odsStyleTableCell-7e2acf07eb9032535d08cb9629992652" office:value-type="string">
            <text:p>ARS</text:p>
          </table:table-cell>
          <table:table-cell table:style-name="odsStyleTableCell-af41afbc33636805f27605af3dbecef6" office:value-type="string">
            <text:p>0.00809</text:p>
          </table:table-cell>
          <table:table-cell table:style-name="odsStyleTableCell-af41afbc33636805f27605af3dbecef6" office:value-type="string">
            <text:p>847.84450</text:p>
          </table:table-cell>
        </table:table-row>
        <table:table-row table:style-name="ro1">
          <table:table-cell table:style-name="odsStyleTableCell-7e2acf07eb9032535d08cb9629992652" office:value-type="string">
            <text:p>AUSTRALIA</text:p>
          </table:table-cell>
          <table:table-cell table:style-name="odsStyleTableCell-7e2acf07eb9032535d08cb9629992652" office:value-type="string">
            <text:p>DÓLAR</text:p>
          </table:table-cell>
          <table:table-cell table:style-name="odsStyleTableCell-7e2acf07eb9032535d08cb9629992652" office:value-type="string">
            <text:p>AUD</text:p>
          </table:table-cell>
          <table:table-cell table:style-name="odsStyleTableCell-af41afbc33636805f27605af3dbecef6" office:value-type="string">
            <text:p>4.53446</text:p>
          </table:table-cell>
          <table:table-cell table:style-name="odsStyleTableCell-af41afbc33636805f27605af3dbecef6" office:value-type="string">
            <text:p>1.51286</text:p>
          </table:table-cell>
        </table:table-row>
        <table:table-row table:style-name="ro1">
          <table:table-cell table:style-name="odsStyleTableCell-7e2acf07eb9032535d08cb9629992652" office:value-type="string">
            <text:p>BRASIL</text:p>
          </table:table-cell>
          <table:table-cell table:style-name="odsStyleTableCell-7e2acf07eb9032535d08cb9629992652" office:value-type="string">
            <text:p>REAL</text:p>
          </table:table-cell>
          <table:table-cell table:style-name="odsStyleTableCell-7e2acf07eb9032535d08cb9629992652" office:value-type="string">
            <text:p>BRL</text:p>
          </table:table-cell>
          <table:table-cell table:style-name="odsStyleTableCell-af41afbc33636805f27605af3dbecef6" office:value-type="string">
            <text:p>1.37884</text:p>
          </table:table-cell>
          <table:table-cell table:style-name="odsStyleTableCell-af41afbc33636805f27605af3dbecef6" office:value-type="string">
            <text:p>4.97520</text:p>
          </table:table-cell>
        </table:table-row>
        <table:table-row table:style-name="ro1">
          <table:table-cell table:style-name="odsStyleTableCell-7e2acf07eb9032535d08cb9629992652" office:value-type="string">
            <text:p>CANADA</text:p>
          </table:table-cell>
          <table:table-cell table:style-name="odsStyleTableCell-7e2acf07eb9032535d08cb9629992652" office:value-type="string">
            <text:p>DÓLAR</text:p>
          </table:table-cell>
          <table:table-cell table:style-name="odsStyleTableCell-7e2acf07eb9032535d08cb9629992652" office:value-type="string">
            <text:p>CAD</text:p>
          </table:table-cell>
          <table:table-cell table:style-name="odsStyleTableCell-af41afbc33636805f27605af3dbecef6" office:value-type="string">
            <text:p>5.08676</text:p>
          </table:table-cell>
          <table:table-cell table:style-name="odsStyleTableCell-af41afbc33636805f27605af3dbecef6" office:value-type="string">
            <text:p>1.34860</text:p>
          </table:table-cell>
        </table:table-row>
        <table:table-row table:style-name="ro1">
          <table:table-cell table:style-name="odsStyleTableCell-7e2acf07eb9032535d08cb9629992652" office:value-type="string">
            <text:p>CHILE</text:p>
          </table:table-cell>
          <table:table-cell table:style-name="odsStyleTableCell-7e2acf07eb9032535d08cb9629992652" office:value-type="string">
            <text:p>PESO</text:p>
          </table:table-cell>
          <table:table-cell table:style-name="odsStyleTableCell-7e2acf07eb9032535d08cb9629992652" office:value-type="string">
            <text:p>CLP</text:p>
          </table:table-cell>
          <table:table-cell table:style-name="odsStyleTableCell-af41afbc33636805f27605af3dbecef6" office:value-type="string">
            <text:p>0.00710</text:p>
          </table:table-cell>
          <table:table-cell table:style-name="odsStyleTableCell-af41afbc33636805f27605af3dbecef6" office:value-type="string">
            <text:p>966.34000</text:p>
          </table:table-cell>
        </table:table-row>
        <table:table-row table:style-name="ro1">
          <table:table-cell table:style-name="odsStyleTableCell-7e2acf07eb9032535d08cb9629992652" office:value-type="string">
            <text:p>COLOMBIA</text:p>
          </table:table-cell>
          <table:table-cell table:style-name="odsStyleTableCell-7e2acf07eb9032535d08cb9629992652" office:value-type="string">
            <text:p>PESO</text:p>
          </table:table-cell>
          <table:table-cell table:style-name="odsStyleTableCell-7e2acf07eb9032535d08cb9629992652" office:value-type="string">
            <text:p>COP</text:p>
          </table:table-cell>
          <table:table-cell table:style-name="odsStyleTableCell-af41afbc33636805f27605af3dbecef6" office:value-type="string">
            <text:p>0.00175</text:p>
          </table:table-cell>
          <table:table-cell table:style-name="odsStyleTableCell-af41afbc33636805f27605af3dbecef6" office:value-type="string">
            <text:p>3,914.46000</text:p>
          </table:table-cell>
        </table:table-row>
        <table:table-row table:style-name="ro1">
          <table:table-cell table:style-name="odsStyleTableCell-7e2acf07eb9032535d08cb9629992652" office:value-type="string">
            <text:p>COREA DEL SUR</text:p>
          </table:table-cell>
          <table:table-cell table:style-name="odsStyleTableCell-7e2acf07eb9032535d08cb9629992652" office:value-type="string">
            <text:p>WON</text:p>
          </table:table-cell>
          <table:table-cell table:style-name="odsStyleTableCell-7e2acf07eb9032535d08cb9629992652" office:value-type="string">
            <text:p>KRW</text:p>
          </table:table-cell>
          <table:table-cell table:style-name="odsStyleTableCell-af41afbc33636805f27605af3dbecef6" office:value-type="string">
            <text:p>0.00524</text:p>
          </table:table-cell>
          <table:table-cell table:style-name="odsStyleTableCell-af41afbc33636805f27605af3dbecef6" office:value-type="string">
            <text:p>1,310.12000</text:p>
          </table:table-cell>
        </table:table-row>
        <table:table-row table:style-name="ro1">
          <table:table-cell table:style-name="odsStyleTableCell-7e2acf07eb9032535d08cb9629992652" office:value-type="string">
            <text:p>COSTA RICA</text:p>
          </table:table-cell>
          <table:table-cell table:style-name="odsStyleTableCell-7e2acf07eb9032535d08cb9629992652" office:value-type="string">
            <text:p>COLON COSTARRICENSE</text:p>
          </table:table-cell>
          <table:table-cell table:style-name="odsStyleTableCell-7e2acf07eb9032535d08cb9629992652" office:value-type="string">
            <text:p>CRC</text:p>
          </table:table-cell>
          <table:table-cell table:style-name="odsStyleTableCell-af41afbc33636805f27605af3dbecef6" office:value-type="string">
            <text:p>0.01344</text:p>
          </table:table-cell>
          <table:table-cell table:style-name="odsStyleTableCell-af41afbc33636805f27605af3dbecef6" office:value-type="string">
            <text:p>510.24000</text:p>
          </table:table-cell>
        </table:table-row>
        <table:table-row table:style-name="ro1">
          <table:table-cell table:style-name="odsStyleTableCell-7e2acf07eb9032535d08cb9629992652" office:value-type="string">
            <text:p>REPUBLICA CHECA</text:p>
          </table:table-cell>
          <table:table-cell table:style-name="odsStyleTableCell-7e2acf07eb9032535d08cb9629992652" office:value-type="string">
            <text:p>CORONA CHECA</text:p>
          </table:table-cell>
          <table:table-cell table:style-name="odsStyleTableCell-7e2acf07eb9032535d08cb9629992652" office:value-type="string">
            <text:p>CZK</text:p>
          </table:table-cell>
          <table:table-cell table:style-name="odsStyleTableCell-af41afbc33636805f27605af3dbecef6" office:value-type="string">
            <text:p>0.29597</text:p>
          </table:table-cell>
          <table:table-cell table:style-name="odsStyleTableCell-af41afbc33636805f27605af3dbecef6" office:value-type="string">
            <text:p>23.17770</text:p>
          </table:table-cell>
        </table:table-row>
        <table:table-row table:style-name="ro1">
          <table:table-cell table:style-name="odsStyleTableCell-7e2acf07eb9032535d08cb9629992652" office:value-type="string">
            <text:p>DINAMARCA</text:p>
          </table:table-cell>
          <table:table-cell table:style-name="odsStyleTableCell-7e2acf07eb9032535d08cb9629992652" office:value-type="string">
            <text:p>CORONA</text:p>
          </table:table-cell>
          <table:table-cell table:style-name="odsStyleTableCell-7e2acf07eb9032535d08cb9629992652" office:value-type="string">
            <text:p>DKK</text:p>
          </table:table-cell>
          <table:table-cell table:style-name="odsStyleTableCell-af41afbc33636805f27605af3dbecef6" office:value-type="string">
            <text:p>1.00523</text:p>
          </table:table-cell>
          <table:table-cell table:style-name="odsStyleTableCell-af41afbc33636805f27605af3dbecef6" office:value-type="string">
            <text:p>6.82430</text:p>
          </table:table-cell>
        </table:table-row>
        <table:table-row table:style-name="ro1">
          <table:table-cell table:style-name="odsStyleTableCell-7e2acf07eb9032535d08cb9629992652" office:value-type="string">
            <text:p>ECUADOR</text:p>
          </table:table-cell>
          <table:table-cell table:style-name="odsStyleTableCell-7e2acf07eb9032535d08cb9629992652" office:value-type="string">
            <text:p>DÓLAR</text:p>
          </table:table-cell>
          <table:table-cell table:style-name="odsStyleTableCell-7e2acf07eb9032535d08cb9629992652" office:value-type="string">
            <text:p>USD</text:p>
          </table:table-cell>
          <table:table-cell table:style-name="odsStyleTableCell-af41afbc33636805f27605af3dbecef6" office:value-type="string">
            <text:p>6.86000</text:p>
          </table:table-cell>
          <table:table-cell table:style-name="odsStyleTableCell-af41afbc33636805f27605af3dbecef6" office:value-type="string">
            <text:p>1.00000</text:p>
          </table:table-cell>
        </table:table-row>
        <table:table-row table:style-name="ro1">
          <table:table-cell table:style-name="odsStyleTableCell-7e2acf07eb9032535d08cb9629992652" office:value-type="string">
            <text:p>EMIRATOS ARABES</text:p>
          </table:table-cell>
          <table:table-cell table:style-name="odsStyleTableCell-7e2acf07eb9032535d08cb9629992652" office:value-type="string">
            <text:p>DIRHAM</text:p>
          </table:table-cell>
          <table:table-cell table:style-name="odsStyleTableCell-7e2acf07eb9032535d08cb9629992652" office:value-type="string">
            <text:p>AED</text:p>
          </table:table-cell>
          <table:table-cell table:style-name="odsStyleTableCell-af41afbc33636805f27605af3dbecef6" office:value-type="string">
            <text:p>1.86773</text:p>
          </table:table-cell>
          <table:table-cell table:style-name="odsStyleTableCell-af41afbc33636805f27605af3dbecef6" office:value-type="string">
            <text:p>3.67290</text:p>
          </table:table-cell>
        </table:table-row>
        <table:table-row table:style-name="ro1">
          <table:table-cell table:style-name="odsStyleTableCell-7e2acf07eb9032535d08cb9629992652" office:value-type="string">
            <text:p>FILIPINAS</text:p>
          </table:table-cell>
          <table:table-cell table:style-name="odsStyleTableCell-7e2acf07eb9032535d08cb9629992652" office:value-type="string">
            <text:p>PESO FILIPINO</text:p>
          </table:table-cell>
          <table:table-cell table:style-name="odsStyleTableCell-7e2acf07eb9032535d08cb9629992652" office:value-type="string">
            <text:p>PHP</text:p>
          </table:table-cell>
          <table:table-cell table:style-name="odsStyleTableCell-af41afbc33636805f27605af3dbecef6" office:value-type="string">
            <text:p>0.12387</text:p>
          </table:table-cell>
          <table:table-cell table:style-name="odsStyleTableCell-af41afbc33636805f27605af3dbecef6" office:value-type="string">
            <text:p>55.37900</text:p>
          </table:table-cell>
        </table:table-row>
        <table:table-row table:style-name="ro1">
          <table:table-cell table:style-name="odsStyleTableCell-7e2acf07eb9032535d08cb9629992652" office:value-type="string">
            <text:p>HAITÍ</text:p>
          </table:table-cell>
          <table:table-cell table:style-name="odsStyleTableCell-7e2acf07eb9032535d08cb9629992652" office:value-type="string">
            <text:p>GOURDE</text:p>
          </table:table-cell>
          <table:table-cell table:style-name="odsStyleTableCell-7e2acf07eb9032535d08cb9629992652" office:value-type="string">
            <text:p>HTG</text:p>
          </table:table-cell>
          <table:table-cell table:style-name="odsStyleTableCell-af41afbc33636805f27605af3dbecef6" office:value-type="string">
            <text:p>0.05205</text:p>
          </table:table-cell>
          <table:table-cell table:style-name="odsStyleTableCell-af41afbc33636805f27605af3dbecef6" office:value-type="string">
            <text:p>131.80430</text:p>
          </table:table-cell>
        </table:table-row>
        <table:table-row table:style-name="ro1">
          <table:table-cell table:style-name="odsStyleTableCell-7e2acf07eb9032535d08cb9629992652" office:value-type="string">
            <text:p>HONG KONG</text:p>
          </table:table-cell>
          <table:table-cell table:style-name="odsStyleTableCell-7e2acf07eb9032535d08cb9629992652" office:value-type="string">
            <text:p>DÓLAR</text:p>
          </table:table-cell>
          <table:table-cell table:style-name="odsStyleTableCell-7e2acf07eb9032535d08cb9629992652" office:value-type="string">
            <text:p>HKD</text:p>
          </table:table-cell>
          <table:table-cell table:style-name="odsStyleTableCell-af41afbc33636805f27605af3dbecef6" office:value-type="string">
            <text:p>0.87706</text:p>
          </table:table-cell>
          <table:table-cell table:style-name="odsStyleTableCell-af41afbc33636805f27605af3dbecef6" office:value-type="string">
            <text:p>7.82160</text:p>
          </table:table-cell>
        </table:table-row>
        <table:table-row table:style-name="ro1">
          <table:table-cell table:style-name="odsStyleTableCell-7e2acf07eb9032535d08cb9629992652" office:value-type="string">
            <text:p>INDIA</text:p>
          </table:table-cell>
          <table:table-cell table:style-name="odsStyleTableCell-7e2acf07eb9032535d08cb9629992652" office:value-type="string">
            <text:p>RUPIA</text:p>
          </table:table-cell>
          <table:table-cell table:style-name="odsStyleTableCell-7e2acf07eb9032535d08cb9629992652" office:value-type="string">
            <text:p>INR</text:p>
          </table:table-cell>
          <table:table-cell table:style-name="odsStyleTableCell-af41afbc33636805f27605af3dbecef6" office:value-type="string">
            <text:p>0.08289</text:p>
          </table:table-cell>
          <table:table-cell table:style-name="odsStyleTableCell-af41afbc33636805f27605af3dbecef6" office:value-type="string">
            <text:p>82.76370</text:p>
          </table:table-cell>
        </table:table-row>
        <table:table-row table:style-name="ro1">
          <table:table-cell table:style-name="odsStyleTableCell-7e2acf07eb9032535d08cb9629992652" office:value-type="string">
            <text:p>INDONESIA</text:p>
          </table:table-cell>
          <table:table-cell table:style-name="odsStyleTableCell-7e2acf07eb9032535d08cb9629992652" office:value-type="string">
            <text:p>RUPIA INDONESIA</text:p>
          </table:table-cell>
          <table:table-cell table:style-name="odsStyleTableCell-7e2acf07eb9032535d08cb9629992652" office:value-type="string">
            <text:p>IDR</text:p>
          </table:table-cell>
          <table:table-cell table:style-name="odsStyleTableCell-af41afbc33636805f27605af3dbecef6" office:value-type="string">
            <text:p>0.00044</text:p>
          </table:table-cell>
          <table:table-cell table:style-name="odsStyleTableCell-af41afbc33636805f27605af3dbecef6" office:value-type="string">
            <text:p>15,590.00000</text:p>
          </table:table-cell>
        </table:table-row>
        <table:table-row table:style-name="ro1">
          <table:table-cell table:style-name="odsStyleTableCell-7e2acf07eb9032535d08cb9629992652" office:value-type="string">
            <text:p>ISRAEL</text:p>
          </table:table-cell>
          <table:table-cell table:style-name="odsStyleTableCell-7e2acf07eb9032535d08cb9629992652" office:value-type="string">
            <text:p>NUEVO SÉQUEL</text:p>
          </table:table-cell>
          <table:table-cell table:style-name="odsStyleTableCell-7e2acf07eb9032535d08cb9629992652" office:value-type="string">
            <text:p>ILS</text:p>
          </table:table-cell>
          <table:table-cell table:style-name="odsStyleTableCell-af41afbc33636805f27605af3dbecef6" office:value-type="string">
            <text:p>1.89158</text:p>
          </table:table-cell>
          <table:table-cell table:style-name="odsStyleTableCell-af41afbc33636805f27605af3dbecef6" office:value-type="string">
            <text:p>3.62660</text:p>
          </table:table-cell>
        </table:table-row>
        <table:table-row table:style-name="ro1">
          <table:table-cell table:style-name="odsStyleTableCell-7e2acf07eb9032535d08cb9629992652" office:value-type="string">
            <text:p>MALASIA</text:p>
          </table:table-cell>
          <table:table-cell table:style-name="odsStyleTableCell-7e2acf07eb9032535d08cb9629992652" office:value-type="string">
            <text:p>RINGGIT MALAYO</text:p>
          </table:table-cell>
          <table:table-cell table:style-name="odsStyleTableCell-7e2acf07eb9032535d08cb9629992652" office:value-type="string">
            <text:p>MYR</text:p>
          </table:table-cell>
          <table:table-cell table:style-name="odsStyleTableCell-af41afbc33636805f27605af3dbecef6" office:value-type="string">
            <text:p>1.46525</text:p>
          </table:table-cell>
          <table:table-cell table:style-name="odsStyleTableCell-af41afbc33636805f27605af3dbecef6" office:value-type="string">
            <text:p>4.68180</text:p>
          </table:table-cell>
        </table:table-row>
        <table:table-row table:style-name="ro1">
          <table:table-cell table:style-name="odsStyleTableCell-7e2acf07eb9032535d08cb9629992652" office:value-type="string">
            <text:p>MEXICO</text:p>
          </table:table-cell>
          <table:table-cell table:style-name="odsStyleTableCell-7e2acf07eb9032535d08cb9629992652" office:value-type="string">
            <text:p>PESO</text:p>
          </table:table-cell>
          <table:table-cell table:style-name="odsStyleTableCell-7e2acf07eb9032535d08cb9629992652" office:value-type="string">
            <text:p>MXN</text:p>
          </table:table-cell>
          <table:table-cell table:style-name="odsStyleTableCell-af41afbc33636805f27605af3dbecef6" office:value-type="string">
            <text:p>0.40817</text:p>
          </table:table-cell>
          <table:table-cell table:style-name="odsStyleTableCell-af41afbc33636805f27605af3dbecef6" office:value-type="string">
            <text:p>16.80690</text:p>
          </table:table-cell>
        </table:table-row>
        <table:table-row table:style-name="ro1">
          <table:table-cell table:style-name="odsStyleTableCell-7e2acf07eb9032535d08cb9629992652" office:value-type="string">
            <text:p>NORUEGA</text:p>
          </table:table-cell>
          <table:table-cell table:style-name="odsStyleTableCell-7e2acf07eb9032535d08cb9629992652" office:value-type="string">
            <text:p>CORONA</text:p>
          </table:table-cell>
          <table:table-cell table:style-name="odsStyleTableCell-7e2acf07eb9032535d08cb9629992652" office:value-type="string">
            <text:p>NOK</text:p>
          </table:table-cell>
          <table:table-cell table:style-name="odsStyleTableCell-af41afbc33636805f27605af3dbecef6" office:value-type="string">
            <text:p>0.65564</text:p>
          </table:table-cell>
          <table:table-cell table:style-name="odsStyleTableCell-af41afbc33636805f27605af3dbecef6" office:value-type="string">
            <text:p>10.46300</text:p>
          </table:table-cell>
        </table:table-row>
        <table:table-row table:style-name="ro1">
          <table:table-cell table:style-name="odsStyleTableCell-7e2acf07eb9032535d08cb9629992652" office:value-type="string">
            <text:p>PANAMÁ</text:p>
          </table:table-cell>
          <table:table-cell table:style-name="odsStyleTableCell-7e2acf07eb9032535d08cb9629992652" office:value-type="string">
            <text:p>BALBOA</text:p>
          </table:table-cell>
          <table:table-cell table:style-name="odsStyleTableCell-7e2acf07eb9032535d08cb9629992652" office:value-type="string">
            <text:p>PAB</text:p>
          </table:table-cell>
          <table:table-cell table:style-name="odsStyleTableCell-af41afbc33636805f27605af3dbecef6" office:value-type="string">
            <text:p>6.86000</text:p>
          </table:table-cell>
          <table:table-cell table:style-name="odsStyleTableCell-af41afbc33636805f27605af3dbecef6" office:value-type="string">
            <text:p>1.00000</text:p>
          </table:table-cell>
        </table:table-row>
        <table:table-row table:style-name="ro1">
          <table:table-cell table:style-name="odsStyleTableCell-7e2acf07eb9032535d08cb9629992652" office:value-type="string">
            <text:p>PARAGUAY</text:p>
          </table:table-cell>
          <table:table-cell table:style-name="odsStyleTableCell-7e2acf07eb9032535d08cb9629992652" office:value-type="string">
            <text:p>GUARANI</text:p>
          </table:table-cell>
          <table:table-cell table:style-name="odsStyleTableCell-7e2acf07eb9032535d08cb9629992652" office:value-type="string">
            <text:p>PYG</text:p>
          </table:table-cell>
          <table:table-cell table:style-name="odsStyleTableCell-af41afbc33636805f27605af3dbecef6" office:value-type="string">
            <text:p>0.00094</text:p>
          </table:table-cell>
          <table:table-cell table:style-name="odsStyleTableCell-af41afbc33636805f27605af3dbecef6" office:value-type="string">
            <text:p>7,288.40000</text:p>
          </table:table-cell>
        </table:table-row>
        <table:table-row table:style-name="ro1">
          <table:table-cell table:style-name="odsStyleTableCell-7e2acf07eb9032535d08cb9629992652" office:value-type="string">
            <text:p>PERU</text:p>
          </table:table-cell>
          <table:table-cell table:style-name="odsStyleTableCell-7e2acf07eb9032535d08cb9629992652" office:value-type="string">
            <text:p>NUEVO SOL</text:p>
          </table:table-cell>
          <table:table-cell table:style-name="odsStyleTableCell-7e2acf07eb9032535d08cb9629992652" office:value-type="string">
            <text:p>PEN</text:p>
          </table:table-cell>
          <table:table-cell table:style-name="odsStyleTableCell-af41afbc33636805f27605af3dbecef6" office:value-type="string">
            <text:p>1.86034</text:p>
          </table:table-cell>
          <table:table-cell table:style-name="odsStyleTableCell-af41afbc33636805f27605af3dbecef6" office:value-type="string">
            <text:p>3.68750</text:p>
          </table:table-cell>
        </table:table-row>
        <table:table-row table:style-name="ro1">
          <table:table-cell table:style-name="odsStyleTableCell-7e2acf07eb9032535d08cb9629992652" office:value-type="string">
            <text:p>REINO UNIDO</text:p>
          </table:table-cell>
          <table:table-cell table:style-name="odsStyleTableCell-7e2acf07eb9032535d08cb9629992652" office:value-type="string">
            <text:p>LIBRA</text:p>
          </table:table-cell>
          <table:table-cell table:style-name="odsStyleTableCell-7e2acf07eb9032535d08cb9629992652" office:value-type="string">
            <text:p>GBP</text:p>
          </table:table-cell>
          <table:table-cell table:style-name="odsStyleTableCell-af41afbc33636805f27605af3dbecef6" office:value-type="string">
            <text:p>8.78631</text:p>
          </table:table-cell>
          <table:table-cell table:style-name="odsStyleTableCell-af41afbc33636805f27605af3dbecef6" office:value-type="string">
            <text:p>0.78076</text:p>
          </table:table-cell>
        </table:table-row>
        <table:table-row table:style-name="ro1">
          <table:table-cell table:style-name="odsStyleTableCell-7e2acf07eb9032535d08cb9629992652" office:value-type="string">
            <text:p>REPÚBLICA DOMINICANA</text:p>
          </table:table-cell>
          <table:table-cell table:style-name="odsStyleTableCell-7e2acf07eb9032535d08cb9629992652" office:value-type="string">
            <text:p>PESO DOMINICANO</text:p>
          </table:table-cell>
          <table:table-cell table:style-name="odsStyleTableCell-7e2acf07eb9032535d08cb9629992652" office:value-type="string">
            <text:p>DOP</text:p>
          </table:table-cell>
          <table:table-cell table:style-name="odsStyleTableCell-af41afbc33636805f27605af3dbecef6" office:value-type="string">
            <text:p>0.11598</text:p>
          </table:table-cell>
          <table:table-cell table:style-name="odsStyleTableCell-af41afbc33636805f27605af3dbecef6" office:value-type="string">
            <text:p>59.14600</text:p>
          </table:table-cell>
        </table:table-row>
        <table:table-row table:style-name="ro1">
          <table:table-cell table:style-name="odsStyleTableCell-7e2acf07eb9032535d08cb9629992652" office:value-type="string">
            <text:p>REP.POPULAR CHINA</text:p>
          </table:table-cell>
          <table:table-cell table:style-name="odsStyleTableCell-7e2acf07eb9032535d08cb9629992652" office:value-type="string">
            <text:p>YUAN RENMINBI OFFSHORE</text:p>
          </table:table-cell>
          <table:table-cell table:style-name="odsStyleTableCell-7e2acf07eb9032535d08cb9629992652" office:value-type="string">
            <text:p>CNH</text:p>
          </table:table-cell>
          <table:table-cell table:style-name="odsStyleTableCell-af41afbc33636805f27605af3dbecef6" office:value-type="string">
            <text:p>0.95534</text:p>
          </table:table-cell>
          <table:table-cell table:style-name="odsStyleTableCell-af41afbc33636805f27605af3dbecef6" office:value-type="string">
            <text:p>7.18070</text:p>
          </table:table-cell>
        </table:table-row>
        <table:table-row table:style-name="ro1">
          <table:table-cell table:style-name="odsStyleTableCell-7e2acf07eb9032535d08cb9629992652" office:value-type="string">
            <text:p>RUSIA</text:p>
          </table:table-cell>
          <table:table-cell table:style-name="odsStyleTableCell-7e2acf07eb9032535d08cb9629992652" office:value-type="string">
            <text:p>RUBLO RUSO</text:p>
          </table:table-cell>
          <table:table-cell table:style-name="odsStyleTableCell-7e2acf07eb9032535d08cb9629992652" office:value-type="string">
            <text:p>RUB</text:p>
          </table:table-cell>
          <table:table-cell table:style-name="odsStyleTableCell-af41afbc33636805f27605af3dbecef6" office:value-type="string">
            <text:p>0.07562</text:p>
          </table:table-cell>
          <table:table-cell table:style-name="odsStyleTableCell-af41afbc33636805f27605af3dbecef6" office:value-type="string">
            <text:p>90.72090</text:p>
          </table:table-cell>
        </table:table-row>
        <table:table-row table:style-name="ro1">
          <table:table-cell table:style-name="odsStyleTableCell-7e2acf07eb9032535d08cb9629992652" office:value-type="string">
            <text:p>SINGAPUR</text:p>
          </table:table-cell>
          <table:table-cell table:style-name="odsStyleTableCell-7e2acf07eb9032535d08cb9629992652" office:value-type="string">
            <text:p>DÓLAR</text:p>
          </table:table-cell>
          <table:table-cell table:style-name="odsStyleTableCell-7e2acf07eb9032535d08cb9629992652" office:value-type="string">
            <text:p>SGD</text:p>
          </table:table-cell>
          <table:table-cell table:style-name="odsStyleTableCell-af41afbc33636805f27605af3dbecef6" office:value-type="string">
            <text:p>5.15596</text:p>
          </table:table-cell>
          <table:table-cell table:style-name="odsStyleTableCell-af41afbc33636805f27605af3dbecef6" office:value-type="string">
            <text:p>1.33050</text:p>
          </table:table-cell>
        </table:table-row>
        <table:table-row table:style-name="ro1">
          <table:table-cell table:style-name="odsStyleTableCell-7e2acf07eb9032535d08cb9629992652" office:value-type="string">
            <text:p>SUDÁFRICA</text:p>
          </table:table-cell>
          <table:table-cell table:style-name="odsStyleTableCell-7e2acf07eb9032535d08cb9629992652" office:value-type="string">
            <text:p>RAND</text:p>
          </table:table-cell>
          <table:table-cell table:style-name="odsStyleTableCell-7e2acf07eb9032535d08cb9629992652" office:value-type="string">
            <text:p>ZAR</text:p>
          </table:table-cell>
          <table:table-cell table:style-name="odsStyleTableCell-af41afbc33636805f27605af3dbecef6" office:value-type="string">
            <text:p>0.36724</text:p>
          </table:table-cell>
          <table:table-cell table:style-name="odsStyleTableCell-af41afbc33636805f27605af3dbecef6" office:value-type="string">
            <text:p>18.68000</text:p>
          </table:table-cell>
        </table:table-row>
        <table:table-row table:style-name="ro1">
          <table:table-cell table:style-name="odsStyleTableCell-7e2acf07eb9032535d08cb9629992652" office:value-type="string">
            <text:p>SUECIA</text:p>
          </table:table-cell>
          <table:table-cell table:style-name="odsStyleTableCell-7e2acf07eb9032535d08cb9629992652" office:value-type="string">
            <text:p>CORONA</text:p>
          </table:table-cell>
          <table:table-cell table:style-name="odsStyleTableCell-7e2acf07eb9032535d08cb9629992652" office:value-type="string">
            <text:p>SEK</text:p>
          </table:table-cell>
          <table:table-cell table:style-name="odsStyleTableCell-af41afbc33636805f27605af3dbecef6" office:value-type="string">
            <text:p>0.66944</text:p>
          </table:table-cell>
          <table:table-cell table:style-name="odsStyleTableCell-af41afbc33636805f27605af3dbecef6" office:value-type="string">
            <text:p>10.24740</text:p>
          </table:table-cell>
        </table:table-row>
        <table:table-row table:style-name="ro1">
          <table:table-cell table:style-name="odsStyleTableCell-7e2acf07eb9032535d08cb9629992652" office:value-type="string">
            <text:p>SUIZA</text:p>
          </table:table-cell>
          <table:table-cell table:style-name="odsStyleTableCell-7e2acf07eb9032535d08cb9629992652" office:value-type="string">
            <text:p>FRANCO</text:p>
          </table:table-cell>
          <table:table-cell table:style-name="odsStyleTableCell-7e2acf07eb9032535d08cb9629992652" office:value-type="string">
            <text:p>CHF</text:p>
          </table:table-cell>
          <table:table-cell table:style-name="odsStyleTableCell-af41afbc33636805f27605af3dbecef6" office:value-type="string">
            <text:p>7.81321</text:p>
          </table:table-cell>
          <table:table-cell table:style-name="odsStyleTableCell-af41afbc33636805f27605af3dbecef6" office:value-type="string">
            <text:p>0.87800</text:p>
          </table:table-cell>
        </table:table-row>
        <table:table-row table:style-name="ro1">
          <table:table-cell table:style-name="odsStyleTableCell-7e2acf07eb9032535d08cb9629992652" office:value-type="string">
            <text:p>TAILANDIA</text:p>
          </table:table-cell>
          <table:table-cell table:style-name="odsStyleTableCell-7e2acf07eb9032535d08cb9629992652" office:value-type="string">
            <text:p>THAI BAHT</text:p>
          </table:table-cell>
          <table:table-cell table:style-name="odsStyleTableCell-7e2acf07eb9032535d08cb9629992652" office:value-type="string">
            <text:p>THB</text:p>
          </table:table-cell>
          <table:table-cell table:style-name="odsStyleTableCell-af41afbc33636805f27605af3dbecef6" office:value-type="string">
            <text:p>0.19362</text:p>
          </table:table-cell>
          <table:table-cell table:style-name="odsStyleTableCell-af41afbc33636805f27605af3dbecef6" office:value-type="string">
            <text:p>35.43100</text:p>
          </table:table-cell>
        </table:table-row>
        <table:table-row table:style-name="ro1">
          <table:table-cell table:style-name="odsStyleTableCell-7e2acf07eb9032535d08cb9629992652" office:value-type="string">
            <text:p>TAIWAN</text:p>
          </table:table-cell>
          <table:table-cell table:style-name="odsStyleTableCell-7e2acf07eb9032535d08cb9629992652" office:value-type="string">
            <text:p>DÓLAR</text:p>
          </table:table-cell>
          <table:table-cell table:style-name="odsStyleTableCell-7e2acf07eb9032535d08cb9629992652" office:value-type="string">
            <text:p>TWD</text:p>
          </table:table-cell>
          <table:table-cell table:style-name="odsStyleTableCell-af41afbc33636805f27605af3dbecef6" office:value-type="string">
            <text:p>0.21835</text:p>
          </table:table-cell>
          <table:table-cell table:style-name="odsStyleTableCell-af41afbc33636805f27605af3dbecef6" office:value-type="string">
            <text:p>31.41700</text:p>
          </table:table-cell>
        </table:table-row>
        <table:table-row table:style-name="ro1">
          <table:table-cell table:style-name="odsStyleTableCell-7e2acf07eb9032535d08cb9629992652" office:value-type="string">
            <text:p>TÚNEZ</text:p>
          </table:table-cell>
          <table:table-cell table:style-name="odsStyleTableCell-7e2acf07eb9032535d08cb9629992652" office:value-type="string">
            <text:p>DINAR TUNECINO</text:p>
          </table:table-cell>
          <table:table-cell table:style-name="odsStyleTableCell-7e2acf07eb9032535d08cb9629992652" office:value-type="string">
            <text:p>TND</text:p>
          </table:table-cell>
          <table:table-cell table:style-name="odsStyleTableCell-af41afbc33636805f27605af3dbecef6" office:value-type="string">
            <text:p>2.21641</text:p>
          </table:table-cell>
          <table:table-cell table:style-name="odsStyleTableCell-af41afbc33636805f27605af3dbecef6" office:value-type="string">
            <text:p>3.09510</text:p>
          </table:table-cell>
        </table:table-row>
        <table:table-row table:style-name="ro1">
          <table:table-cell table:style-name="odsStyleTableCell-7e2acf07eb9032535d08cb9629992652" office:value-type="string">
            <text:p>TURQUÍA</text:p>
          </table:table-cell>
          <table:table-cell table:style-name="odsStyleTableCell-7e2acf07eb9032535d08cb9629992652" office:value-type="string">
            <text:p>LIRA TURCA</text:p>
          </table:table-cell>
          <table:table-cell table:style-name="odsStyleTableCell-7e2acf07eb9032535d08cb9629992652" office:value-type="string">
            <text:p>TRY</text:p>
          </table:table-cell>
          <table:table-cell table:style-name="odsStyleTableCell-af41afbc33636805f27605af3dbecef6" office:value-type="string">
            <text:p>0.21430</text:p>
          </table:table-cell>
          <table:table-cell table:style-name="odsStyleTableCell-af41afbc33636805f27605af3dbecef6" office:value-type="string">
            <text:p>32.01060</text:p>
          </table:table-cell>
        </table:table-row>
        <table:table-row table:style-name="ro1">
          <table:table-cell table:style-name="odsStyleTableCell-7e2acf07eb9032535d08cb9629992652" office:value-type="string">
            <text:p>URUGUAY</text:p>
          </table:table-cell>
          <table:table-cell table:style-name="odsStyleTableCell-7e2acf07eb9032535d08cb9629992652" office:value-type="string">
            <text:p>PESO</text:p>
          </table:table-cell>
          <table:table-cell table:style-name="odsStyleTableCell-7e2acf07eb9032535d08cb9629992652" office:value-type="string">
            <text:p>UYU</text:p>
          </table:table-cell>
          <table:table-cell table:style-name="odsStyleTableCell-af41afbc33636805f27605af3dbecef6" office:value-type="string">
            <text:p>0.17680</text:p>
          </table:table-cell>
          <table:table-cell table:style-name="odsStyleTableCell-af41afbc33636805f27605af3dbecef6" office:value-type="string">
            <text:p>38.80000</text:p>
          </table:table-cell>
        </table:table-row>
        <table:table-row table:style-name="ro1">
          <table:table-cell table:style-name="odsStyleTableCell-7e2acf07eb9032535d08cb9629992652" office:value-type="string">
            <text:p>VENEZUELA</text:p>
          </table:table-cell>
          <table:table-cell table:style-name="odsStyleTableCell-7e2acf07eb9032535d08cb9629992652" office:value-type="string">
            <text:p>BOLIVAR DIGITAL</text:p>
          </table:table-cell>
          <table:table-cell table:style-name="odsStyleTableCell-7e2acf07eb9032535d08cb9629992652" office:value-type="string">
            <text:p>VES</text:p>
          </table:table-cell>
          <table:table-cell table:style-name="odsStyleTableCell-af41afbc33636805f27605af3dbecef6" office:value-type="string">
            <text:p>0.18967</text:p>
          </table:table-cell>
          <table:table-cell table:style-name="odsStyleTableCell-af41afbc33636805f27605af3dbecef6" office:value-type="string">
            <text:p>36.16770</text:p>
          </table:table-cell>
        </table:table-row>
        <table:table-row table:style-name="ro1">
          <table:table-cell table:style-name="odsStyleTableCell-7e2acf07eb9032535d08cb9629992652" office:value-type="string">
            <text:p>VIETNAM</text:p>
          </table:table-cell>
          <table:table-cell table:style-name="odsStyleTableCell-7e2acf07eb9032535d08cb9629992652" office:value-type="string">
            <text:p>DONG</text:p>
          </table:table-cell>
          <table:table-cell table:style-name="odsStyleTableCell-7e2acf07eb9032535d08cb9629992652" office:value-type="string">
            <text:p>VND</text:p>
          </table:table-cell>
          <table:table-cell table:style-name="odsStyleTableCell-af41afbc33636805f27605af3dbecef6" office:value-type="string">
            <text:p>0.00028</text:p>
          </table:table-cell>
          <table:table-cell table:style-name="odsStyleTableCell-af41afbc33636805f27605af3dbecef6" office:value-type="string">
            <text:p>24,646.70000</text:p>
          </table:table-cell>
        </table:table-row>
        <table:table-row table:style-name="ro1">
          <table:table-cell table:style-name="odsStyleTableCell-7e2acf07eb9032535d08cb9629992652" office:value-type="string">
            <text:p/>
          </table:table-cell>
          <table:table-cell table:style-name="odsStyleTableCell-7e2acf07eb9032535d08cb9629992652" office:value-type="string">
            <text:p>DERECHO ESPECIAL DE GIRO</text:p>
          </table:table-cell>
          <table:table-cell table:style-name="odsStyleTableCell-7e2acf07eb9032535d08cb9629992652" office:value-type="string">
            <text:p>USD/D.E.G.</text:p>
          </table:table-cell>
          <table:table-cell table:style-name="odsStyleTableCell-af41afbc33636805f27605af3dbecef6" office:value-type="string">
            <text:p/>
          </table:table-cell>
          <table:table-cell table:style-name="odsStyleTableCell-af41afbc33636805f27605af3dbecef6" office:value-type="string">
            <text:p>1.33570</text:p>
          </table:table-cell>
        </table:table-row>
        <table:table-row table:style-name="ro1">
          <table:table-cell table:style-name="odsStyleTableCell-7e2acf07eb9032535d08cb9629992652" office:value-type="string">
            <text:p/>
          </table:table-cell>
          <table:table-cell table:style-name="odsStyleTableCell-7e2acf07eb9032535d08cb9629992652" office:value-type="string">
            <text:p>UNIDAD DE FOMENTO DE VIVIENDA</text:p>
          </table:table-cell>
          <table:table-cell table:style-name="odsStyleTableCell-7e2acf07eb9032535d08cb9629992652" office:value-type="string">
            <text:p>Bs/UFV</text:p>
          </table:table-cell>
          <table:table-cell table:style-name="odsStyleTableCell-af41afbc33636805f27605af3dbecef6" office:value-type="string">
            <text:p/>
          </table:table-cell>
          <table:table-cell table:style-name="odsStyleTableCell-af41afbc33636805f27605af3dbecef6" office:value-type="string">
            <text:p>2.48399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2bc86232143bb39e1264ab4ff9c5c3ec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6f13d7f4b908556a92446295f9e87b15" office:value-type="string">
            <text:p> </text:p>
          </table:table-cell>
          <table:table-cell table:style-name="odsStyleTableCell-6f13d7f4b908556a92446295f9e87b15" office:value-type="string">
            <text:p>UNIDAD MONETARIA</text:p>
          </table:table-cell>
          <table:table-cell table:style-name="odsStyleTableCell-6f13d7f4b908556a92446295f9e87b15" office:value-type="string">
            <text:p>MONEDA</text:p>
          </table:table-cell>
          <table:table-cell table:style-name="odsStyleTableCell-6f13d7f4b908556a92446295f9e87b15" office:value-type="string">
            <text:p>TIPO DE CAMBIO EN M.E.</text:p>
          </table:table-cell>
        </table:table-row>
        <table:table-row table:style-name="ro1">
          <table:table-cell table:style-name="odsStyleTableCell-7e2acf07eb9032535d08cb9629992652" office:value-type="string">
            <text:p>ORO</text:p>
          </table:table-cell>
          <table:table-cell table:style-name="odsStyleTableCell-7e2acf07eb9032535d08cb9629992652" office:value-type="string">
            <text:p>ONZA TROY ORO</text:p>
          </table:table-cell>
          <table:table-cell table:style-name="odsStyleTableCell-7e2acf07eb9032535d08cb9629992652" office:value-type="string">
            <text:p>USD./O.T.F.</text:p>
          </table:table-cell>
          <table:table-cell table:style-name="odsStyleTableCell-af41afbc33636805f27605af3dbecef6" office:value-type="string">
            <text:p>2,183.08000</text:p>
          </table:table-cell>
        </table:table-row>
        <table:table-row table:style-name="ro1">
          <table:table-cell table:style-name="odsStyleTableCell-7e2acf07eb9032535d08cb9629992652" office:value-type="string">
            <text:p>PLATA</text:p>
          </table:table-cell>
          <table:table-cell table:style-name="odsStyleTableCell-7e2acf07eb9032535d08cb9629992652" office:value-type="string">
            <text:p>ONZA TROY PLATA</text:p>
          </table:table-cell>
          <table:table-cell table:style-name="odsStyleTableCell-7e2acf07eb9032535d08cb9629992652" office:value-type="string">
            <text:p>USD./O.T.F.</text:p>
          </table:table-cell>
          <table:table-cell table:style-name="odsStyleTableCell-af41afbc33636805f27605af3dbecef6" office:value-type="string">
            <text:p>24.4850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2bc86232143bb39e1264ab4ff9c5c3ec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6f13d7f4b908556a92446295f9e87b15" office:value-type="string">
            <text:p> </text:p>
          </table:table-cell>
          <table:table-cell table:style-name="odsStyleTableCell-6f13d7f4b908556a92446295f9e87b15" office:value-type="string">
            <text:p>1 MES</text:p>
          </table:table-cell>
          <table:table-cell table:style-name="odsStyleTableCell-6f13d7f4b908556a92446295f9e87b15" office:value-type="string">
            <text:p>3 MESES</text:p>
          </table:table-cell>
          <table:table-cell table:style-name="odsStyleTableCell-6f13d7f4b908556a92446295f9e87b15" office:value-type="string">
            <text:p>6 MESES</text:p>
          </table:table-cell>
        </table:table-row>
        <table:table-row table:style-name="ro1">
          <table:table-cell table:style-name="odsStyleTableCell-b049d29db3c694a4c31cf09f3cfe20fb" office:value-type="string">
            <text:p>TASA LIBOR(USD)</text:p>
          </table:table-cell>
          <table:table-cell table:style-name="odsStyleTableCell-af41afbc33636805f27605af3dbecef6" office:value-type="string">
            <text:p>5.44</text:p>
          </table:table-cell>
          <table:table-cell table:style-name="odsStyleTableCell-af41afbc33636805f27605af3dbecef6" office:value-type="string">
            <text:p>5.58</text:p>
          </table:table-cell>
          <table:table-cell table:style-name="odsStyleTableCell-af41afbc33636805f27605af3dbecef6" office:value-type="string">
            <text:p>5.64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7e2acf07eb9032535d08cb9629992652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8T20:18:41</meta:creation-date>
    <meta:generator>ods générator</meta:generator>
    <dc:date>2024-10-18T20:18:41</dc:date>
    <meta:editing-duration>PT1S</meta:editing-duration>
    <meta:editing-cycles>1</meta:editing-cycles>
    <meta:document-statistic meta:table-count="1" meta:cell-count="4" meta:object-count="0"/>
  </office:meta>
</office:document-meta>
</file>